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 tietokanta – Suunnitteludokumentti</text:h>
      <text:p text:style-name="Text_20_body"/>
      <text:h text:style-name="Heading_20_2" text:outline-level="2">Johdanto</text:h>
      <text:p text:style-name="Text_20_body"><text:tab/>järjestelmän tarkoitus</text:p>
      <text:p text:style-name="Text_20_body"><text:tab/>Toimintaymäristö</text:p>
      <text:p text:style-name="Text_20_body"><text:tab/>rajaukset</text:p>
      <text:p text:style-name="Text_20_body"><text:tab/>Toteutusympäristö</text:p>
      <text:h text:style-name="Heading_20_2" text:outline-level="2">Yleiskuva Järjestelmästä</text:h>
      <text:p text:style-name="Text_20_body"><text:tab/>Sidosryhmäkaavio</text:p>
      <text:p text:style-name="Text_20_body"><text:tab/>käyttäjäryhmät, edellisen esittely</text:p>
      <text:p text:style-name="Text_20_body"/>
      <text:h text:style-name="Heading_20_2" text:outline-level="2">Käyttötapaukset</text:h>
      <text:p text:style-name="Text_20_body"><text:tab/>Esittele käyttötapaukset</text:p>
      <text:p text:style-name="Text_20_body"><text:tab/></text:p>
      <text:h text:style-name="Heading_20_2" text:outline-level="2">Järjestelmän tietosisältö</text:h>
      <text:p text:style-name="Text_20_body"><text:tab/>ER kaavio</text:p>
      <text:p text:style-name="Text_20_body"><text:tab/>Atribuuttien kuvaukset</text:p>
      <text:h text:style-name="Heading_20_2" text:outline-level="2">Käyttöliittymän hahmotelma</text:h>
      <text:p text:style-name="Text_20_body"><text:tab/>Usage flow chart</text:p>
      <text:h text:style-name="Heading_20_2" text:outline-level="2">Relaatiotietokantakaav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3:46:33</meta:creation-date>
    <dc:date>2012-10-09T14:01:11</dc:date>
    <dc:creator>Vesa Ylhainen</dc:creator>
    <meta:editing-duration>P0D</meta:editing-duration>
    <meta:editing-cycles>1</meta:editing-cycles>
    <meta:document-statistic meta:table-count="0" meta:image-count="0" meta:object-count="0" meta:page-count="1" meta:paragraph-count="18" meta:word-count="30" meta:character-count="357" meta:non-whitespace-character-count="346"/>
    <meta:generator>LibreOffice/3.5$Linux_X86_64 LibreOffice_project/350m1$Build-2</meta:generator>
  </office:meta>
</office:document-meta>
</file>